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8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width="0.051cm" draw:marker-start-width="0.381cm" draw:marker-end-width="0.381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3" style:family="paragraph">
      <style:text-properties fo:font-family="'Bitstream Vera Sans Mono'" style:font-family-generic="modern" style:font-pitch="fixed"/>
    </style:style>
    <style:style style:name="P4" style:family="paragraph">
      <style:paragraph-properties fo:text-align="center"/>
    </style:style>
    <style:style style:name="P5" style:family="paragraph">
      <style:text-properties fo:color="#999999" fo:font-family="'Bitstream Vera Sans Mono'" style:font-family-generic="modern" style:font-pitch="fixed"/>
    </style:style>
    <style:style style:name="P6" style:family="paragraph">
      <style:paragraph-properties fo:margin-left="0cm" fo:margin-right="0cm" fo:text-indent="0cm"/>
      <style:text-properties fo:font-family="'Bitstream Vera Sans Mono'" style:font-family-generic="swiss" style:font-pitch="fixed"/>
    </style:style>
    <style:style style:name="P7" style:family="paragraph">
      <style:text-properties fo:font-family="'Bitstream Vera Sans Mono'" style:font-family-generic="swiss" style:font-pitch="fixed"/>
    </style:style>
    <style:style style:name="T1" style:family="text">
      <style:text-properties fo:font-family="'Bitstream Vera Sans'" style:font-family-generic="swiss" style:font-pitch="variable"/>
    </style:style>
    <style:style style:name="T2" style:family="text">
      <style:text-properties fo:font-family="'Bitstream Vera Sans Mono'" style:font-family-generic="modern" style:font-pitch="fixed"/>
    </style:style>
    <style:style style:name="T3" style:family="text">
      <style:text-properties fo:color="#999999" fo:font-family="'Bitstream Vera Sans Mono'" style:font-family-generic="modern" style:font-pitch="fixed"/>
    </style:style>
    <style:style style:name="T4" style:family="text">
      <style:text-properties fo:font-family="'Bitstream Vera Sans Mono'" style:font-family-generic="swiss" style:font-pitch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id="id1" draw:layer="layout" svg:width="1.27cm" svg:height="0.988cm" svg:x="0.32cm" svg:y="0.406cm">
            <draw:text-box>
              <text:p text:style-name="P1"><text:span text:style-name="T1">s1</text:span></text:p>
            </draw:text-box>
          </draw:frame>
          <draw:frame draw:style-name="gr2" draw:text-style-name="P3" draw:id="id2" draw:layer="layout" svg:width="3.169cm" svg:height="0.988cm" svg:x="4.13cm" svg:y="0.406cm">
            <draw:text-box>
              <text:p text:style-name="P1"><text:span text:style-name="T2">“</text:span><text:span text:style-name="T2">hello”</text:span></text:p>
            </draw:text-box>
            <draw:glue-point draw:id="4" svg:x="-4.998cm" svg:y="5cm"/>
          </draw:frame>
          <draw:connector draw:style-name="gr3" draw:text-style-name="P4" draw:layer="layout" svg:x1="1.59cm" svg:y1="0.9cm" svg:x2="4.13cm" svg:y2="0.9cm" draw:start-shape="id1" draw:start-glue-point="1" draw:end-shape="id2" draw:end-glue-point="3">
            <text:p text:style-name="P1"/>
          </draw:connector>
          <draw:frame draw:style-name="gr1" draw:text-style-name="P2" draw:id="id5" draw:layer="layout" svg:width="1.27cm" svg:height="0.988cm" svg:x="0.321cm" svg:y="1.417cm">
            <draw:text-box>
              <text:p text:style-name="P1"><text:span text:style-name="T1">s2</text:span></text:p>
            </draw:text-box>
          </draw:frame>
          <draw:frame draw:style-name="gr2" draw:text-style-name="P5" draw:layer="layout" svg:width="3.169cm" svg:height="0.988cm" svg:x="4.131cm" svg:y="1.417cm">
            <draw:text-box>
              <text:p text:style-name="P1"><text:span text:style-name="T3">“</text:span><text:span text:style-name="T3">hello”</text:span></text:p>
            </draw:text-box>
          </draw:frame>
          <draw:frame draw:style-name="gr1" draw:text-style-name="P2" draw:id="id3" draw:layer="layout" svg:width="1.27cm" svg:height="0.988cm" svg:x="0.322cm" svg:y="2.417cm">
            <draw:text-box>
              <text:p text:style-name="P1"><text:span text:style-name="T1">s3</text:span></text:p>
            </draw:text-box>
          </draw:frame>
          <draw:frame draw:style-name="gr2" draw:text-style-name="P3" draw:id="id4" draw:layer="layout" svg:width="3.169cm" svg:height="0.988cm" svg:x="4.132cm" svg:y="2.417cm">
            <draw:text-box>
              <text:p text:style-name="P1"><text:span text:style-name="T2">“</text:span><text:span text:style-name="T2">hello”</text:span></text:p>
            </draw:text-box>
          </draw:frame>
          <draw:connector draw:style-name="gr3" draw:text-style-name="P4" draw:layer="layout" svg:x1="1.592cm" svg:y1="2.911cm" svg:x2="4.132cm" svg:y2="2.911cm" draw:start-shape="id3" draw:start-glue-point="1" draw:end-shape="id4" draw:end-glue-point="3">
            <text:p text:style-name="P1"/>
          </draw:connector>
          <draw:connector draw:style-name="gr3" draw:text-style-name="P4" draw:layer="layout" draw:type="line" svg:x1="1.591cm" svg:y1="1.911cm" svg:x2="4.13cm" svg:y2="0.9cm" draw:start-shape="id5" draw:start-glue-point="1" draw:end-shape="id2" draw:end-glue-point="3">
            <text:p text:style-name="P1"/>
          </draw:connector>
        </draw:g>
        <draw:custom-shape draw:style-name="gr4" draw:text-style-name="P4" draw:layer="layout" svg:width="0.635cm" svg:height="3.175cm" svg:x="7.586cm" svg:y="0.366cm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7" draw:layer="layout" svg:width="6.598cm" svg:height="0.988cm" svg:x="8.121cm" svg:y="1.443cm">
          <draw:text-box>
            <text:p text:style-name="P6"><text:span text:style-name="T4">s2 = s2.intern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3.8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tt Papi</meta:initial-creator>
    <meta:creation-date>2007-10-22T12:55:18</meta:creation-date>
    <dc:date>2007-10-23T01:07:47</dc:date>
    <dc:language>en-US</dc:language>
    <meta:editing-cycles>4</meta:editing-cycles>
    <meta:editing-duration>PT3M2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